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2.24cm" fo:padding-top="0.13cm" fo:padding-bottom="0.13cm" fo:padding-left="0.25cm" fo:padding-right="0.25cm" fo:wrap-option="wrap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3.42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2.9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cm" fo:min-width="3.653cm"/>
    </style:style>
    <style:style style:name="gr12" style:family="graphic" style:parent-style-name="standard">
      <style:graphic-properties draw:fill-color="#7da647" draw:textarea-horizontal-align="justify" draw:textarea-vertical-align="top" draw:auto-grow-height="false" fo:wrap-option="wrap" draw:shadow="hidden"/>
    </style:style>
    <style:style style:name="gr13" style:family="graphic" style:parent-style-name="standard">
      <style:graphic-properties draw:fill-color="#ff6633" draw:textarea-horizontal-align="justify" draw:textarea-vertical-align="middle" draw:auto-grow-height="false" draw:shadow="hidden"/>
    </style:style>
    <style:style style:name="gr14" style:family="graphic" style:parent-style-name="standard">
      <style:graphic-properties draw:textarea-horizontal-align="justify" draw:textarea-vertical-align="middle" draw:auto-grow-height="false" draw:shadow="hidden"/>
    </style:style>
    <style:style style:name="gr15" style:family="graphic" style:parent-style-name="standard">
      <style:graphic-properties draw:fill-color="#e6ff00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8" style:family="graphic" style:parent-style-name="standard">
      <style:graphic-properties draw:fill-color="#ffff00" draw:textarea-horizontal-align="justify" draw:textarea-vertical-align="middle" draw:auto-grow-height="false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center"/>
      <style:text-properties fo:color="#ffff00" fo:font-size="24pt" style:font-size-asian="24pt" style:font-weight-asian="normal" style:font-size-complex="24pt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fo:color="#376092" fo:font-size="36pt" fo:language="en" fo:country="US" fo:font-weight="bold" style:font-size-asian="36pt" style:font-weight-asian="bold" style:font-size-complex="36pt" style:font-weight-complex="bold"/>
    </style:style>
    <style:style style:name="T2" style:family="text">
      <style:text-properties fo:font-size="1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color="#ffff00" fo:font-size="24pt" style:font-size-asian="24pt" style:font-weight-asian="normal" style:font-size-complex="24pt"/>
    </style:style>
    <style:style style:name="T5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376092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name="TextBox 13" draw:style-name="gr1" draw:text-style-name="P2" draw:layer="layout" svg:width="18.72cm" svg:height="2.5cm" svg:x="7.8cm" svg:y="2.9cm">
            <text:list text:style-name="L1">
              <text:list-header>
                <text:p text:style-name="P1"><text:span text:style-name="T1">Generic Linux/Android stac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2" draw:text-style-name="P4" draw:layer="layout" svg:width="5.889cm" svg:height="0.997cm" svg:x="9.506cm" svg:y="6.585cm">
            <text:p text:style-name="P3"><text:span text:style-name="T2">User App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12.656cm" svg:height="0.997cm" svg:x="9.5cm" svg:y="8.58cm">
            <text:p text:style-name="P3"><text:span text:style-name="T2">Application Libraries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12.65cm" svg:height="0.798cm" svg:x="9.506cm" svg:y="10.774cm">
            <text:p text:style-name="P3"><text:span text:style-name="T2">System Librarie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4" draw:layer="layout" svg:width="12.557cm" svg:height="0.798cm" svg:x="9.6cm" svg:y="12.769cm">
            <text:p text:style-name="P3"><text:span text:style-name="T2">Linux Kernel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6.325cm" svg:height="0.798cm" svg:x="9.775cm" svg:y="14.702cm">
            <text:p text:style-name="P3"><text:span text:style-name="T2">Device Drivers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4" draw:layer="layout" svg:width="5.453cm" svg:height="0.997cm" svg:x="16.703cm" svg:y="14.564cm">
            <text:p text:style-name="P3"><text:span text:style-name="T2">Bootloaders</text:span></text:p>
            <draw:enhanced-geometry svg:viewBox="0 0 21600 21600" draw:type="rectangle" draw:enhanced-path="M 0 0 L 21600 0 21600 21600 0 21600 0 0 Z N"/>
          </draw:custom-shape>
          <draw:line draw:style-name="gr8" draw:layer="layout" svg:x1="5.9cm" svg:y1="12.1cm" svg:x2="26.3cm" svg:y2="12.17cm">
            <text:p/>
          </draw:line>
          <draw:line draw:style-name="gr8" draw:layer="layout" svg:x1="6cm" svg:y1="16.8cm" svg:x2="27.609cm" svg:y2="16.958cm">
            <text:p/>
          </draw:line>
          <draw:frame draw:style-name="gr9" draw:text-style-name="P5" draw:layer="layout" svg:width="4.481cm" svg:height="1.276cm" svg:x="14.5cm" svg:y="17.638cm">
            <draw:text-box>
              <text:p><text:span text:style-name="T3">Hardware</text:span></text:p>
            </draw:text-box>
          </draw:frame>
          <draw:frame draw:style-name="gr10" draw:text-style-name="P4" draw:layer="layout" svg:width="3.453cm" svg:height="2.2cm" svg:x="22.647cm" svg:y="12.9cm">
            <draw:text-box>
              <text:p text:style-name="P3"><text:span text:style-name="T2">System</text:span><text:span text:style-name="T2"><text:line-break/></text:span><text:span text:style-name="T2">software</text:span></text:p>
            </draw:text-box>
          </draw:frame>
          <draw:frame draw:style-name="gr11" draw:text-style-name="P4" draw:layer="layout" svg:width="4.153cm" svg:height="1.77cm" svg:x="22.374cm" svg:y="7.582cm">
            <draw:text-box>
              <text:p text:style-name="P3"><text:span text:style-name="T2">Userspace</text:span><text:span text:style-name="T2"><text:line-break/></text:span><text:span text:style-name="T2">software</text:span></text:p>
            </draw:text-box>
          </draw:frame>
          <draw:custom-shape draw:style-name="gr2" draw:text-style-name="P4" draw:layer="layout" svg:width="5.889cm" svg:height="0.997cm" svg:x="16.267cm" svg:y="6.585cm">
            <text:p text:style-name="P3"><text:span text:style-name="T2">UI</text:span></text:p>
            <draw:enhanced-geometry svg:viewBox="0 0 21600 21600" draw:type="rectangle" draw:enhanced-path="M 0 0 L 21600 0 21600 21600 0 21600 0 0 Z N"/>
          </draw:custom-shape>
        </draw:g>
      </draw:page>
      <draw:page draw:name="page2" draw:style-name="dp1" draw:master-page-name="Default">
        <office:forms form:automatic-focus="false" form:apply-design-mode="false"/>
        <draw:custom-shape draw:name="Kernel" draw:style-name="gr12" draw:text-style-name="P6" draw:layer="layout" svg:width="5.4cm" svg:height="5.4cm" svg:x="11.3cm" svg:y="7.4cm">
          <text:p text:style-name="P3"><text:span text:style-name="T4">Kernel</text:span></text:p>
          <draw:enhanced-geometry svg:viewBox="0 0 21600 21600" draw:glue-points="10800 0 3163 3163 0 10800 3163 18437 10800 21600 18437 18437 21600 10800 18437 3163" draw:text-areas="3163 3163 18437 18437" draw:type="ring" draw:modifiers="9091.73725871407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3" draw:text-style-name="P3" draw:layer="layout" svg:width="15.3cm" svg:height="14cm" svg:x="6.4cm" svg:y="3cm">
          <text:p/>
          <draw:enhanced-geometry svg:viewBox="0 0 21600 21600" draw:mirror-vertical="true" draw:type="block-arc" draw:modifiers="-176.33976768595 7326.560572212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3" draw:layer="layout" svg:width="9cm" svg:height="8.4cm" svg:x="9.6cm" svg:y="6cm">
          <text:p/>
          <draw:enhanced-geometry svg:viewBox="0 0 21600 21600" draw:glue-points="10800 0 3163 3163 0 10800 3163 18437 10800 21600 18437 18437 21600 10800 18437 3163" draw:text-areas="3163 3163 18437 18437" draw:type="ring" draw:modifiers="2706.89923341851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5" draw:text-style-name="P3" draw:layer="layout" svg:width="21.3cm" svg:height="15cm" svg:x="3.5cm" svg:y="4.1cm">
          <text:p/>
          <draw:enhanced-geometry svg:viewBox="0 0 21600 21600" draw:glue-points="10800 0 3163 3163 0 10800 3163 18437 10800 21600 18437 18437 21600 10800 18437 3163" draw:text-areas="3163 3163 18437 18437" draw:type="ring" draw:modifiers="2078.35985158166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16" draw:layer="layout" svg:width="3.736cm" svg:height="0.962cm" svg:x="12.264cm" svg:y="6.2cm">
          <draw:text-box>
            <text:p>System libs</text:p>
          </draw:text-box>
        </draw:frame>
        <draw:frame draw:style-name="gr16" draw:text-style-name="P7" draw:layer="layout" svg:width="4.359cm" svg:height="1.195cm" svg:x="12.141cm" svg:y="4.405cm">
          <draw:text-box>
            <text:p><text:span text:style-name="T5">User apps</text:span></text:p>
          </draw:text-box>
        </draw:frame>
        <draw:frame draw:style-name="gr17" draw:layer="layout" svg:width="0.502cm" svg:height="1.187cm" svg:x="12.4cm" svg:y="13.5cm">
          <draw:text-box>
            <text:p/>
          </draw:text-box>
        </draw:frame>
        <draw:frame draw:style-name="gr16" draw:layer="layout" svg:width="3.736cm" svg:height="0.962cm" svg:x="12.264cm" svg:y="13.3cm">
          <draw:text-box>
            <text:p>System libs</text:p>
          </draw:text-box>
        </draw:frame>
        <draw:frame draw:style-name="gr16" draw:text-style-name="P7" draw:layer="layout" svg:width="4.359cm" svg:height="1.195cm" svg:x="12cm" svg:y="17.7cm">
          <draw:text-box>
            <text:p><text:span text:style-name="T5">User apps</text:span></text:p>
          </draw:text-box>
        </draw:frame>
        <draw:frame draw:style-name="gr16" draw:text-style-name="P5" draw:layer="layout" svg:width="8.473cm" svg:height="1.276cm" svg:x="10.127cm" svg:y="14.724cm">
          <draw:text-box>
            <text:p><text:span text:style-name="T3">Application libraries</text:span></text:p>
          </draw:text-box>
        </draw:frame>
      </draw:page>
      <draw:page draw:name="VFS, mounting, devices" draw:style-name="dp1" draw:master-page-name="Default">
        <office:forms form:automatic-focus="false" form:apply-design-mode="false"/>
        <draw:custom-shape draw:name="/ (root directory)" draw:style-name="gr4" draw:text-style-name="P3" draw:layer="layout" svg:width="5.2cm" svg:height="1.2cm" svg:x="7.4cm" svg:y="1.7cm">
          <text:p text:style-name="P3">/ (root directory)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6cm" svg:height="2cm" svg:x="1.8cm" svg:y="1.3cm">
          <text:p text:style-name="P3">/dev/sda5 (ext4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9cm" svg:height="1.2cm" svg:x="6.3cm" svg:y="5.4cm">
          <text:p text:style-name="P3">home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3cm" svg:height="2.1cm" svg:x="1cm" svg:y="5cm">
          <text:p text:style-name="P3">/dev/sda6 (ext4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6cm" svg:height="1.4cm" svg:x="14.3cm" svg:y="5.3cm">
          <text:p text:style-name="P3">tmp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4.3cm" svg:height="1.9cm" svg:x="10cm" svg:y="5.1cm">
          <text:p text:style-name="P3"><text:s/>none (tmpfs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4cm" svg:height="1.3cm" svg:x="17.9cm" svg:y="5.3cm">
          <text:p text:style-name="P3">m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3cm" svg:height="1.2cm" svg:x="16.8cm" svg:y="8.2cm">
          <text:p text:style-name="P3">nfs1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6.6cm" svg:height="1.7cm" svg:x="10.2cm" svg:y="8cm">
          <text:p text:style-name="P3">server:/var/pub (nfs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3cm" svg:height="1.1cm" svg:x="6.8cm" svg:y="8.3cm">
          <text:p text:style-name="P3">user1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6cm" svg:height="2.2cm" svg:x="1.1cm" svg:y="7.8cm">
          <text:p text:style-name="P3">cryptdisk (ext4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6cm" svg:height="1.4cm" svg:x="21.5cm" svg:y="1.9cm">
          <text:p text:style-name="P3">proc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4.4cm" svg:height="1.9cm" svg:x="24.1cm" svg:y="1.6cm">
          <text:p text:style-name="P3"><text:s/>none (procfs)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cm" svg:height="1.5cm" svg:x="21.3cm" svg:y="5.2cm">
          <text:p text:style-name="P3">var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3cm" svg:height="1.7cm" svg:x="23.3cm" svg:y="5.1cm">
          <text:p text:style-name="P3">LVM1 (reiserfs)</text:p>
          <draw:enhanced-geometry svg:viewBox="0 0 21600 21600" draw:text-areas="0 ?f0 ?f5 ?f2" draw:mirror-horizontal="tru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8cm" svg:height="1.2cm" svg:x="20.6cm" svg:y="8.2cm">
          <text:p text:style-name="P3">flash</text:p>
          <draw:enhanced-geometry svg:viewBox="0 0 21600 21600" draw:type="rectangle" draw:enhanced-path="M 0 0 L 21600 0 21600 21600 0 21600 0 0 Z N"/>
        </draw:custom-shape>
        <draw:custom-shape draw:style-name="gr18" draw:text-style-name="P3" draw:layer="layout" svg:width="5.1cm" svg:height="1.8cm" svg:x="23.5cm" svg:y="7.9cm">
          <text:p text:style-name="P3">/dev/sdc (ntfs)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8" draw:text-style-name="P3" draw:layer="layout" svg:x1="9.7cm" svg:y1="2.9cm" svg:x2="7.8cm" svg:y2="5.4cm">
          <text:p/>
        </draw:line>
        <draw:line draw:style-name="gr8" draw:text-style-name="P3" draw:layer="layout" svg:x1="7.9cm" svg:y1="8.2cm" svg:x2="7.8cm" svg:y2="6.6cm">
          <text:p/>
        </draw:line>
        <draw:line draw:style-name="gr8" draw:text-style-name="P3" draw:layer="layout" svg:x1="12.6cm" svg:y1="2.1cm" svg:x2="15.5cm" svg:y2="5.3cm">
          <text:p/>
        </draw:line>
        <draw:line draw:style-name="gr8" draw:text-style-name="P3" draw:layer="layout" svg:x1="12.6cm" svg:y1="2cm" svg:x2="19.1cm" svg:y2="5.3cm">
          <text:p/>
        </draw:line>
        <draw:line draw:style-name="gr8" draw:text-style-name="P3" draw:layer="layout" svg:x1="12.6cm" svg:y1="2cm" svg:x2="21.5cm" svg:y2="2.6cm">
          <text:p/>
        </draw:line>
        <draw:line draw:style-name="gr8" draw:text-style-name="P3" draw:layer="layout" svg:x1="12.7cm" svg:y1="2cm" svg:x2="21.8cm" svg:y2="5.1cm">
          <text:p/>
        </draw:line>
        <draw:line draw:style-name="gr8" draw:text-style-name="P3" draw:layer="layout" svg:x1="17.7cm" svg:y1="8.1cm" svg:x2="19.1cm" svg:y2="6.6cm">
          <text:p/>
        </draw:line>
        <draw:line draw:style-name="gr8" draw:text-style-name="P3" draw:layer="layout" svg:x1="22.1cm" svg:y1="8.1cm" svg:x2="19.7cm" svg:y2="6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lad Shakhov</meta:initial-creator>
    <meta:creation-date>2012-12-25T18:32:38</meta:creation-date>
    <dc:date>2013-01-21T14:56:43</dc:date>
    <dc:creator>Vlad Shakhov</dc:creator>
    <meta:editing-duration>PT35M1S</meta:editing-duration>
    <meta:editing-cycles>8</meta:editing-cycles>
    <meta:generator>LibreOffice/3.5$Linux_X86_64 LibreOffice_project/350m1$Build-2</meta:generator>
    <meta:document-statistic meta:object-count="49"/>
  </office:meta>
</office:document-meta>
</file>